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he cities citrine glow flooded in, as the blinds gracefully folded open with the silent hum of micro servo motors,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recycled air cooling vents. Across the room, a smart thermostat light up blue, rapidly cycling through digits, showing the temperature setting shifting lower and lower, then gracefully falls dark again. A few moments later the rooms ambient wind chime sound-scape began to quiet as the dim glow of the clock on the wall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this bill will officially stop them in their tracks, and allow our economic 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text:soft-page-break/>stiffened up into a more militarily trained stance, responded concerned, and slightly nervous, “Amelia... There is a situation which needs to be resolved immediately, I recommend only discussing it in the chopper.” Amelia closed the door to the balcony behind her, while still facing Daren, “Darren, relax, you are no longer in the militarily, what's the level of intensity?” she asked in a humorous tone. Darren folded his arms as if to state he was at ease, yet still rigid. “C. Do you need time to pack your bags?” Darren asked. Amelia quickly responded by walking to her closet, “No, already packed, I expected the worst.” She placed her hand on the dark semi-mirrored surface of the closet sliding door, waited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text:p>
      <text:p text:style-name="P1"/>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3:09:49</dc:date>
    <dc:creator>trillobite </dc:creator>
    <meta:editing-duration>PT1H13M16S</meta:editing-duration>
    <meta:editing-cycles>6</meta:editing-cycles>
    <meta:generator>LibreOffice/3.5$Linux_X86_64 LibreOffice_project/350m1$Build-2</meta:generator>
    <meta:document-statistic meta:table-count="0" meta:image-count="0" meta:object-count="0" meta:page-count="2" meta:paragraph-count="4" meta:word-count="536" meta:character-count="3196" meta:non-whitespace-character-count="2658"/>
  </office:meta>
</office:document-meta>
</file>